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1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 table:number-columns-spanned="9" table:number-rows-spanned="1">
            <text:p>Parts lists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-ty</text:p>
          </table:table-cell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duino Mega 256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MPS 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AMPS 1.4 3D Printer Controller Bo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V88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pper Motor Dri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462(46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pper Motors from old Epson prin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0W ATX 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computer power supp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W11-3Z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it switch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8Z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aring 608ZZ Shielded 8x22x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8 threade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 x1000 mm. threaded r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K8 Extru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Metal MK8 assembled extru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8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for Z-axis in conjunction with M8 threaded ro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mmx200mmx200mm glass 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inary glass she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mmx260mmx260mm ply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wood piece that screws into scanner moving platfo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P ScanJet 3400C sca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 for Y axis, glass could be reused but its only 2mm th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le Bracke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 60mm, L2 60mm, W 60mm, 3mm th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le Bracke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 60mm, L2 60mm, W 20mm, 3mm th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tbed MK2B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mm x 40 mm old computer fans used to cool down stepper moto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K therm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 for measuring heatbed tempera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3 bolt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counted around 50 M3x10 and M3x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oden fra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crap wood from old furniture (It's good because the wood is already dry and stabl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old prin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 I remember correctly 2 Epson stylus s43ux and 2 Canon i250 (I paid like 2$ for each, they were completely dry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ywall scre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rious size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0T14:16:33.824447695</meta:creation-date>
    <dc:date>2021-07-30T15:36:35.039011756</dc:date>
    <meta:editing-duration>PT7M35S</meta:editing-duration>
    <meta:editing-cycles>2</meta:editing-cycles>
    <meta:generator>LibreOffice/6.4.7.2$Linux_X86_64 LibreOffice_project/40$Build-2</meta:generator>
    <meta:document-statistic meta:table-count="1" meta:cell-count="68" meta:object-count="0"/>
  </office:meta>
</office:document-meta>
</file>